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4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4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5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0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8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0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72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79" style:family="table-cell" style:parent-style-name="Default" style:data-style-name="N121">
      <style:map style:condition="cell-content()&gt;[.E8]*1.25" style:apply-style-name="Good" style:base-cell-address="Sheet1.J8"/>
    </style:style>
    <style:style style:name="ce80" style:family="table-cell" style:parent-style-name="Default" style:data-style-name="N121">
      <style:map style:condition="cell-content()&gt;[.E10]*1.25" style:apply-style-name="Good" style:base-cell-address="Sheet1.J10"/>
    </style:style>
    <style:style style:name="ce82" style:family="table-cell" style:parent-style-name="Default" style:data-style-name="N121">
      <style:map style:condition="cell-content()&gt;[.E12]*1.25" style:apply-style-name="Good" style:base-cell-address="Sheet1.J12"/>
    </style:style>
    <style:style style:name="ce83" style:family="table-cell" style:parent-style-name="Default" style:data-style-name="N121">
      <style:map style:condition="cell-content()&gt;[.E13]*1.25" style:apply-style-name="Good" style:base-cell-address="Sheet1.J13"/>
    </style:style>
    <style:style style:name="ce84" style:family="table-cell" style:parent-style-name="Default" style:data-style-name="N121">
      <style:map style:condition="cell-content()&gt;[.E15]*1.25" style:apply-style-name="Good" style:base-cell-address="Sheet1.J15"/>
    </style:style>
    <style:style style:name="ce92" style:family="table-cell" style:parent-style-name="Default" style:data-style-name="N121">
      <style:map style:condition="cell-content()&gt;[.E16]*1.25" style:apply-style-name="Good" style:base-cell-address="Sheet1.J16"/>
    </style:style>
    <style:style style:name="ce76" style:family="table-cell" style:parent-style-name="Default" style:data-style-name="N121">
      <style:map style:condition="cell-content()&gt;[.E17]*1.25" style:apply-style-name="Good" style:base-cell-address="Sheet1.J17"/>
    </style:style>
    <style:style style:name="ce85" style:family="table-cell" style:parent-style-name="Default" style:data-style-name="N121">
      <style:map style:condition="cell-content()&gt;[.E18]*1.25" style:apply-style-name="Good" style:base-cell-address="Sheet1.J18"/>
    </style:style>
    <style:style style:name="ce100" style:family="table-cell" style:parent-style-name="Default" style:data-style-name="N121">
      <style:map style:condition="cell-content()&gt;[.E19]*1.25" style:apply-style-name="Good" style:base-cell-address="Sheet1.J19"/>
    </style:style>
    <style:style style:name="ce102" style:family="table-cell" style:parent-style-name="Default" style:data-style-name="N121">
      <style:map style:condition="cell-content()&gt;[.E20]*1.25" style:apply-style-name="Good" style:base-cell-address="Sheet1.J20"/>
    </style:style>
    <style:style style:name="ce103" style:family="table-cell" style:parent-style-name="Default" style:data-style-name="N121">
      <style:map style:condition="cell-content()&gt;[.E24]*1.25" style:apply-style-name="Good" style:base-cell-address="Sheet1.J24"/>
    </style:style>
    <style:style style:name="ce104" style:family="table-cell" style:parent-style-name="Default" style:data-style-name="N121">
      <style:map style:condition="cell-content()&gt;[.E25]*1.25" style:apply-style-name="Good" style:base-cell-address="Sheet1.J25"/>
    </style:style>
    <style:style style:name="ce105" style:family="table-cell" style:parent-style-name="Default" style:data-style-name="N121">
      <style:map style:condition="cell-content()&gt;[.E28]*1.25" style:apply-style-name="Good" style:base-cell-address="Sheet1.J28"/>
    </style:style>
    <style:style style:name="ce109" style:family="table-cell" style:parent-style-name="Default" style:data-style-name="N121">
      <style:map style:condition="cell-content()&gt;[.E29]*1.25" style:apply-style-name="Good" style:base-cell-address="Sheet1.J29"/>
    </style:style>
    <style:style style:name="ce110" style:family="table-cell" style:parent-style-name="Default" style:data-style-name="N121">
      <style:map style:condition="cell-content()&gt;[.E30]*1.25" style:apply-style-name="Good" style:base-cell-address="Sheet1.J30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11" style:family="table-cell" style:parent-style-name="Default" style:data-style-name="N121">
      <style:map style:condition="cell-content()&gt;0" style:apply-style-name="Bad" style:base-cell-address="Sheet1.K8"/>
    </style:style>
    <style:style style:name="ce113" style:family="table-cell" style:parent-style-name="Default" style:data-style-name="N121">
      <style:map style:condition="cell-content()&gt;0" style:apply-style-name="Bad" style:base-cell-address="Sheet1.K9"/>
    </style:style>
    <style:style style:name="ce114" style:family="table-cell" style:parent-style-name="Default" style:data-style-name="N121">
      <style:map style:condition="cell-content()&gt;0" style:apply-style-name="Bad" style:base-cell-address="Sheet1.K10"/>
    </style:style>
    <style:style style:name="ce115" style:family="table-cell" style:parent-style-name="Default" style:data-style-name="N121">
      <style:map style:condition="cell-content()&gt;0" style:apply-style-name="Bad" style:base-cell-address="Sheet1.K11"/>
    </style:style>
    <style:style style:name="ce116" style:family="table-cell" style:parent-style-name="Default" style:data-style-name="N121">
      <style:map style:condition="cell-content()&gt;0" style:apply-style-name="Bad" style:base-cell-address="Sheet1.K12"/>
    </style:style>
    <style:style style:name="ce117" style:family="table-cell" style:parent-style-name="Default" style:data-style-name="N121">
      <style:map style:condition="cell-content()&gt;0" style:apply-style-name="Bad" style:base-cell-address="Sheet1.K13"/>
    </style:style>
    <style:style style:name="ce118" style:family="table-cell" style:parent-style-name="Default" style:data-style-name="N121">
      <style:map style:condition="cell-content()&gt;0" style:apply-style-name="Bad" style:base-cell-address="Sheet1.K14"/>
    </style:style>
    <style:style style:name="ce119" style:family="table-cell" style:parent-style-name="Default" style:data-style-name="N121">
      <style:map style:condition="cell-content()&gt;0" style:apply-style-name="Bad" style:base-cell-address="Sheet1.K15"/>
    </style:style>
    <style:style style:name="ce137" style:family="table-cell" style:parent-style-name="Default" style:data-style-name="N121">
      <style:map style:condition="cell-content()&gt;0" style:apply-style-name="Bad" style:base-cell-address="Sheet1.K16"/>
    </style:style>
    <style:style style:name="ce107" style:family="table-cell" style:parent-style-name="Default" style:data-style-name="N121">
      <style:map style:condition="cell-content()&gt;0" style:apply-style-name="Bad" style:base-cell-address="Sheet1.K17"/>
    </style:style>
    <style:style style:name="ce120" style:family="table-cell" style:parent-style-name="Default" style:data-style-name="N121">
      <style:map style:condition="cell-content()&gt;0" style:apply-style-name="Bad" style:base-cell-address="Sheet1.K18"/>
    </style:style>
    <style:style style:name="ce122" style:family="table-cell" style:parent-style-name="Default" style:data-style-name="N121">
      <style:map style:condition="cell-content()&gt;0" style:apply-style-name="Bad" style:base-cell-address="Sheet1.K19"/>
    </style:style>
    <style:style style:name="ce124" style:family="table-cell" style:parent-style-name="Default" style:data-style-name="N121">
      <style:map style:condition="cell-content()&gt;0" style:apply-style-name="Bad" style:base-cell-address="Sheet1.K20"/>
    </style:style>
    <style:style style:name="ce125" style:family="table-cell" style:parent-style-name="Default" style:data-style-name="N121">
      <style:map style:condition="cell-content()&gt;0" style:apply-style-name="Bad" style:base-cell-address="Sheet1.K24"/>
    </style:style>
    <style:style style:name="ce126" style:family="table-cell" style:parent-style-name="Default" style:data-style-name="N121">
      <style:map style:condition="cell-content()&gt;0" style:apply-style-name="Bad" style:base-cell-address="Sheet1.K25"/>
    </style:style>
    <style:style style:name="ce127" style:family="table-cell" style:parent-style-name="Default" style:data-style-name="N121">
      <style:map style:condition="cell-content()&gt;0" style:apply-style-name="Bad" style:base-cell-address="Sheet1.K26"/>
    </style:style>
    <style:style style:name="ce134" style:family="table-cell" style:parent-style-name="Default" style:data-style-name="N121">
      <style:map style:condition="cell-content()&gt;0" style:apply-style-name="Bad" style:base-cell-address="Sheet1.K27"/>
    </style:style>
    <style:style style:name="ce143" style:family="table-cell" style:parent-style-name="Default" style:data-style-name="N121">
      <style:map style:condition="cell-content()&gt;0" style:apply-style-name="Bad" style:base-cell-address="Sheet1.K28"/>
    </style:style>
    <style:style style:name="ce146" style:family="table-cell" style:parent-style-name="Default" style:data-style-name="N121">
      <style:map style:condition="cell-content()&gt;0" style:apply-style-name="Bad" style:base-cell-address="Sheet1.K29"/>
    </style:style>
    <style:style style:name="ce151" style:family="table-cell" style:parent-style-name="Default" style:data-style-name="N121">
      <style:map style:condition="cell-content()&gt;0" style:apply-style-name="Bad" style:base-cell-address="Sheet1.K30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53" style:family="table-cell" style:parent-style-name="Default" style:data-style-name="N121">
      <style:map style:condition="cell-content()&gt;0" style:apply-style-name="Bad" style:base-cell-address="Sheet1.L8"/>
    </style:style>
    <style:style style:name="ce154" style:family="table-cell" style:parent-style-name="Default" style:data-style-name="N121">
      <style:map style:condition="cell-content()&gt;0" style:apply-style-name="Bad" style:base-cell-address="Sheet1.L9"/>
    </style:style>
    <style:style style:name="ce155" style:family="table-cell" style:parent-style-name="Default" style:data-style-name="N121">
      <style:map style:condition="cell-content()&gt;0" style:apply-style-name="Bad" style:base-cell-address="Sheet1.L10"/>
    </style:style>
    <style:style style:name="ce157" style:family="table-cell" style:parent-style-name="Default" style:data-style-name="N121">
      <style:map style:condition="cell-content()&gt;0" style:apply-style-name="Bad" style:base-cell-address="Sheet1.L11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2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60" style:family="table-cell" style:parent-style-name="Default" style:data-style-name="N121">
      <style:map style:condition="cell-content()&gt;0" style:apply-style-name="Bad" style:base-cell-address="Sheet1.L14"/>
    </style:style>
    <style:style style:name="ce161" style:family="table-cell" style:parent-style-name="Default" style:data-style-name="N121">
      <style:map style:condition="cell-content()&gt;0" style:apply-style-name="Bad" style:base-cell-address="Sheet1.L15"/>
    </style:style>
    <style:style style:name="ce150" style:family="table-cell" style:parent-style-name="Default" style:data-style-name="N121">
      <style:map style:condition="cell-content()&gt;0" style:apply-style-name="Bad" style:base-cell-address="Sheet1.L17"/>
    </style:style>
    <style:style style:name="ce162" style:family="table-cell" style:parent-style-name="Default" style:data-style-name="N121">
      <style:map style:condition="cell-content()&gt;0" style:apply-style-name="Bad" style:base-cell-address="Sheet1.L18"/>
    </style:style>
    <style:style style:name="ce166" style:family="table-cell" style:parent-style-name="Default" style:data-style-name="N121">
      <style:map style:condition="cell-content()&gt;0" style:apply-style-name="Bad" style:base-cell-address="Sheet1.L19"/>
    </style:style>
    <style:style style:name="ce168" style:family="table-cell" style:parent-style-name="Default" style:data-style-name="N121">
      <style:map style:condition="cell-content()&gt;0" style:apply-style-name="Bad" style:base-cell-address="Sheet1.L20"/>
    </style:style>
    <style:style style:name="ce169" style:family="table-cell" style:parent-style-name="Default" style:data-style-name="N121">
      <style:map style:condition="cell-content()&gt;0" style:apply-style-name="Bad" style:base-cell-address="Sheet1.L24"/>
    </style:style>
    <style:style style:name="ce170" style:family="table-cell" style:parent-style-name="Default" style:data-style-name="N121">
      <style:map style:condition="cell-content()&gt;0" style:apply-style-name="Bad" style:base-cell-address="Sheet1.L26"/>
    </style:style>
    <style:style style:name="ce171" style:family="table-cell" style:parent-style-name="Default" style:data-style-name="N121">
      <style:map style:condition="cell-content()&gt;0" style:apply-style-name="Bad" style:base-cell-address="Sheet1.L27"/>
    </style:style>
    <style:style style:name="ce172" style:family="table-cell" style:parent-style-name="Default" style:data-style-name="N121">
      <style:map style:condition="cell-content()&gt;0" style:apply-style-name="Bad" style:base-cell-address="Sheet1.L28"/>
    </style:style>
    <style:style style:name="ce173" style:family="table-cell" style:parent-style-name="Default" style:data-style-name="N121">
      <style:map style:condition="cell-content()&gt;0" style:apply-style-name="Bad" style:base-cell-address="Sheet1.L29"/>
    </style:style>
    <style:style style:name="ce174" style:family="table-cell" style:parent-style-name="Default" style:data-style-name="N121">
      <style:map style:condition="cell-content()&gt;0" style:apply-style-name="Bad" style:base-cell-address="Sheet1.L3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508" calcext:value-type="float">
            <text:p>1.508</text:p>
          </table:table-cell>
          <table:table-cell table:style-name="ce22" office:value-type="percentage" office:value="0.0214" calcext:value-type="percentage">
            <text:p>2.14%</text:p>
          </table:table-cell>
          <table:table-cell table:style-name="ce26" office:value-type="float" office:value="32.97" calcext:value-type="float">
            <text:p>32.97</text:p>
          </table:table-cell>
          <table:table-cell table:style-name="ce22" office:value-type="percentage" office:value="0.8583" calcext:value-type="percentage">
            <text:p>85.83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79" calcext:value-type="float" table:number-columns-spanned="5" table:number-rows-spanned="1">
            <text:p>1.57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2" calcext:value-type="percentage" table:number-columns-spanned="5" table:number-rows-spanned="1">
            <text:p>2.20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1683" calcext:value-type="percentage" table:number-columns-spanned="1" table:number-rows-spanned="2">
            <text:p>16.83%</text:p>
          </table:table-cell>
          <table:table-cell office:value-type="string" calcext:value-type="string">
            <text:p>洋河股份F</text:p>
          </table:table-cell>
          <table:table-cell office:value-type="percentage" office:value="0.1346" calcext:value-type="percentage">
            <text:p>13.46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108.71" calcext:value-type="float">
            <text:p>108.710</text:p>
          </table:table-cell>
          <table:table-cell office:value-type="float" office:value="18.85" calcext:value-type="float">
            <text:p>18.85</text:p>
          </table:table-cell>
          <table:table-cell office:value-type="percentage" office:value="-0.0292" calcext:value-type="percentage">
            <text:p>-2.92%</text:p>
          </table:table-cell>
          <table:table-cell table:style-name="ce42" table:formula="of:=IF([.E6]&gt;0;[.F6]/[.E6]-1.0014;([.F6]-[.E6]))" office:value-type="percentage" office:value="0.0336770285453125" calcext:value-type="percentage">
            <text:p>3.37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337" calcext:value-type="percentage">
            <text:p>3.37%</text:p>
          </table:table-cell>
          <table:table-cell office:value-type="float" office:value="106.828" calcext:value-type="float">
            <text:p>106.828</text:p>
          </table:table-cell>
          <table:table-cell office:value-type="float" office:value="108.71" calcext:value-type="float">
            <text:p>108.710</text:p>
          </table:table-cell>
          <table:table-cell office:value-type="float" office:value="18.85" calcext:value-type="float">
            <text:p>18.85</text:p>
          </table:table-cell>
          <table:table-cell office:value-type="percentage" office:value="-0.0292" calcext:value-type="percentage">
            <text:p>-2.92%</text:p>
          </table:table-cell>
          <table:table-cell table:style-name="ce43" table:formula="of:=IF([.E7]&gt;0;[.F7]/[.E7]-1.0014;([.F7]-[.E7]))" office:value-type="percentage" office:value="0.0162171041300032" calcext:value-type="percentage">
            <text:p>1.62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3.535" calcext:value-type="float">
            <text:p>133.535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404" calcext:value-type="percentage" table:number-columns-spanned="1" table:number-rows-spanned="4">
            <text:p>14.04%</text:p>
          </table:table-cell>
          <table:table-cell office:value-type="string" calcext:value-type="string">
            <text:p>民生银行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6.73" calcext:value-type="float">
            <text:p>6.730</text:p>
          </table:table-cell>
          <table:table-cell office:value-type="float" office:value="6.08" calcext:value-type="float">
            <text:p>6.080</text:p>
          </table:table-cell>
          <table:table-cell office:value-type="float" office:value="5.09" calcext:value-type="float">
            <text:p>5.09</text:p>
          </table:table-cell>
          <table:table-cell office:value-type="percentage" office:value="0.0465" calcext:value-type="percentage">
            <text:p>4.65%</text:p>
          </table:table-cell>
          <table:table-cell table:style-name="ce49" table:formula="of:=IF([.E8]&gt;0;[.F8]/[.E8]-1.0014;([.F8]-[.E8]))" office:value-type="percentage" office:value="-0.0979824665676079" calcext:value-type="percentage">
            <text:p>-9.80%</text:p>
          </table:table-cell>
          <table:table-cell table:style-name="ce79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8.4125" calcext:value-type="float">
            <text:p>8.413</text:p>
          </table:table-cell>
          <table:table-cell table:style-name="ce111" table:formula="of:=IF([.F8]&lt;[.E8]*1.25; 0; [.J8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378" calcext:value-type="percentage">
            <text:p>3.78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5.89" calcext:value-type="float">
            <text:p>35.890</text:p>
          </table:table-cell>
          <table:table-cell office:value-type="float" office:value="10.47" calcext:value-type="float">
            <text:p>10.47</text:p>
          </table:table-cell>
          <table:table-cell office:value-type="percentage" office:value="0.047" calcext:value-type="percentage">
            <text:p>4.70%</text:p>
          </table:table-cell>
          <table:table-cell table:style-name="ce49" table:formula="of:=IF([.E9]&gt;0;[.F9]/[.E9]-1.0014;([.F9]-[.E9]))" office:value-type="percentage" office:value="0.385117288004636" calcext:value-type="percentage">
            <text:p>38.51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0.4453125" calcext:value-type="float">
            <text:p>40.445</text:p>
          </table:table-cell>
          <table:table-cell table:style-name="ce113" table:formula="of:=IF([.F9]&lt;[.E9]*1.25; 0; [.J9]/1.25*0.92)" office:value-type="float" office:value="29.76775" calcext:value-type="float">
            <text:p>29.768</text:p>
          </table:table-cell>
          <table:table-cell table:style-name="ce154" office:value-type="float" office:value="30.849" calcext:value-type="float">
            <text:p>30.849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3.275" calcext:value-type="float">
            <text:p>3.275</text:p>
          </table:table-cell>
          <table:table-cell office:value-type="float" office:value="3.08" calcext:value-type="float">
            <text:p>3.080</text:p>
          </table:table-cell>
          <table:table-cell office:value-type="float" office:value="4.65" calcext:value-type="float">
            <text:p>4.65</text:p>
          </table:table-cell>
          <table:table-cell office:value-type="percentage" office:value="0.0199" calcext:value-type="percentage">
            <text:p>1.99%</text:p>
          </table:table-cell>
          <table:table-cell table:style-name="ce51" table:formula="of:=IF([.E10]&gt;0;[.F10]/[.E10]-1.0014;([.F10]-[.E10]))" office:value-type="percentage" office:value="-0.0609419847328244" calcext:value-type="percentage">
            <text:p>-6.09%</text:p>
          </table:table-cell>
          <table:table-cell table:style-name="ce80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.09375" calcext:value-type="float">
            <text:p>4.094</text:p>
          </table:table-cell>
          <table:table-cell table:style-name="ce114" table:formula="of:=IF([.F10]&lt;[.E10]*1.25; 0; [.J10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33" calcext:value-type="percentage">
            <text:p>6.33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4.81" calcext:value-type="float">
            <text:p>14.810</text:p>
          </table:table-cell>
          <table:table-cell office:value-type="float" office:value="9.47" calcext:value-type="float">
            <text:p>9.47</text:p>
          </table:table-cell>
          <table:table-cell office:value-type="percentage" office:value="0.0459" calcext:value-type="percentage">
            <text:p>4.59%</text:p>
          </table:table-cell>
          <table:table-cell table:style-name="ce49" table:formula="of:=IF([.E11]&gt;0;[.F11]/[.E11]-1.0014;([.F11]-[.E11]))" office:value-type="percentage" office:value="0.470181875993641" calcext:value-type="percentage">
            <text:p>47.02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5.725" calcext:value-type="float">
            <text:p>15.725</text:p>
          </table:table-cell>
          <table:table-cell table:style-name="ce115" table:formula="of:=IF([.F11]&lt;[.E11]*1.25; 0; [.J11]/1.25*0.92)" office:value-type="float" office:value="11.5736" calcext:value-type="float">
            <text:p>11.574</text:p>
          </table:table-cell>
          <table:table-cell table:style-name="ce157" office:value-type="float" office:value="11.574" calcext:value-type="float">
            <text:p>11.574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261" calcext:value-type="percentage" table:number-columns-spanned="1" table:number-rows-spanned="3">
            <text:p>12.61%</text:p>
          </table:table-cell>
          <table:table-cell office:value-type="string" calcext:value-type="string">
            <text:p>中国平安</text:p>
          </table:table-cell>
          <table:table-cell office:value-type="percentage" office:value="0.0562" calcext:value-type="percentage">
            <text:p>5.62%</text:p>
          </table:table-cell>
          <table:table-cell office:value-type="float" office:value="63.237" calcext:value-type="float">
            <text:p>63.237</text:p>
          </table:table-cell>
          <table:table-cell office:value-type="float" office:value="90.7" calcext:value-type="float">
            <text:p>90.700</text:p>
          </table:table-cell>
          <table:table-cell office:value-type="float" office:value="11.28" calcext:value-type="float">
            <text:p>11.28</text:p>
          </table:table-cell>
          <table:table-cell office:value-type="percentage" office:value="0.0477" calcext:value-type="percentage">
            <text:p>4.77%</text:p>
          </table:table-cell>
          <table:table-cell table:style-name="ce54" table:formula="of:=IF([.E12]&gt;0;[.F12]/[.E12]-1.0014;([.F12]-[.E12]))" office:value-type="percentage" office:value="0.432886889004855" calcext:value-type="percentage">
            <text:p>43.29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98.8078125" calcext:value-type="float">
            <text:p>98.808</text:p>
          </table:table-cell>
          <table:table-cell table:style-name="ce116" table:formula="of:=IF([.F12]&lt;[.E12]*1.25; 0; [.J12]/1.25*0.92)" office:value-type="float" office:value="72.72255" calcext:value-type="float">
            <text:p>72.723</text:p>
          </table:table-cell>
          <table:table-cell table:style-name="ce142" office:value-type="float" office:value="73.585" calcext:value-type="float">
            <text:p>73.585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564" calcext:value-type="percentage">
            <text:p>5.64%</text:p>
          </table:table-cell>
          <table:table-cell office:value-type="float" office:value="37.519" calcext:value-type="float">
            <text:p>37.519</text:p>
          </table:table-cell>
          <table:table-cell office:value-type="float" office:value="33.3" calcext:value-type="float">
            <text:p>33.300</text:p>
          </table:table-cell>
          <table:table-cell office:value-type="float" office:value="7.34" calcext:value-type="float">
            <text:p>7.34</text:p>
          </table:table-cell>
          <table:table-cell office:value-type="percentage" office:value="0.0759" calcext:value-type="percentage">
            <text:p>7.59%</text:p>
          </table:table-cell>
          <table:table-cell table:style-name="ce55" table:formula="of:=IF([.E13]&gt;0;[.F13]/[.E13]-1.0014;([.F13]-[.E13]))" office:value-type="percentage" office:value="-0.113849692155974" calcext:value-type="percentage">
            <text:p>-11.38%</text:p>
          </table:table-cell>
          <table:table-cell table:style-name="ce8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.89875" calcext:value-type="float">
            <text:p>46.899</text:p>
          </table:table-cell>
          <table:table-cell table:style-name="ce117" table:formula="of:=IF([.F13]&lt;[.E13]*1.25; 0; [.J1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4.15" calcext:value-type="float">
            <text:p>24.150</text:p>
          </table:table-cell>
          <table:table-cell office:value-type="float" office:value="28.49" calcext:value-type="float">
            <text:p>28.49</text:p>
          </table:table-cell>
          <table:table-cell office:value-type="percentage" office:value="0.082" calcext:value-type="percentage">
            <text:p>8.20%</text:p>
          </table:table-cell>
          <table:table-cell table:style-name="ce54" table:formula="of:=IF([.E14]&gt;0;[.F14]/[.E14]-1.0014;([.F14]-[.E14]))" office:value-type="percentage" office:value="0.458167267013175" calcext:value-type="percentage">
            <text:p>45.82%</text:p>
          </table:table-cell>
          <table:table-cell table:style-name="ce8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5.853125" calcext:value-type="float">
            <text:p>25.853</text:p>
          </table:table-cell>
          <table:table-cell table:style-name="ce118" table:formula="of:=IF([.F14]&lt;[.E14]*1.25; 0; [.J14]/1.25*0.92)" office:value-type="float" office:value="19.0279" calcext:value-type="float">
            <text:p>19.028</text:p>
          </table:table-cell>
          <table:table-cell table:style-name="ce160" office:value-type="float" office:value="19.43" calcext:value-type="float">
            <text:p>19.430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0929" calcext:value-type="percentage">
            <text:p>9.29%</text:p>
          </table:table-cell>
          <table:table-cell office:value-type="string" calcext:value-type="string">
            <text:p>融创中国</text:p>
          </table:table-cell>
          <table:table-cell office:value-type="percentage" office:value="0.0929" calcext:value-type="percentage">
            <text:p>9.29%</text:p>
          </table:table-cell>
          <table:table-cell office:value-type="float" office:value="26.495" calcext:value-type="float">
            <text:p>26.495</text:p>
          </table:table-cell>
          <table:table-cell office:value-type="float" office:value="32.9" calcext:value-type="float">
            <text:p>32.900</text:p>
          </table:table-cell>
          <table:table-cell office:value-type="float" office:value="6.34" calcext:value-type="float">
            <text:p>6.34</text:p>
          </table:table-cell>
          <table:table-cell office:value-type="percentage" office:value="0.0478" calcext:value-type="percentage">
            <text:p>4.78%</text:p>
          </table:table-cell>
          <table:table-cell table:style-name="ce59" table:formula="of:=IF([.E15]&gt;0;[.F15]/[.E15]-1.0014;([.F15]-[.E15]))" office:value-type="percentage" office:value="0.240343725231176" calcext:value-type="percentage">
            <text:p>24.03%</text:p>
          </table:table-cell>
          <table:table-cell table:style-name="ce8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33.11875" calcext:value-type="float">
            <text:p>33.119</text:p>
          </table:table-cell>
          <table:table-cell table:style-name="ce119" table:formula="of:=IF([.F15]&lt;[.E15]*1.25; 0; [.J15]/1.25*0.92)" office:value-type="float" office:value="0" calcext:value-type="float">
            <text:p>0.000</text:p>
          </table:table-cell>
          <table:table-cell table:style-name="ce161" office:value-type="float" office:value="30.469" calcext:value-type="float">
            <text:p>30.469</text:p>
          </table:table-cell>
        </table:table-row>
        <table:table-row table:style-name="ro2">
          <table:table-cell table:style-name="ce9" office:value-type="string" calcext:value-type="string">
            <text:p>资讯科技业</text:p>
          </table:table-cell>
          <table:table-cell table:style-name="ce14" office:value-type="percentage" office:value="0.0582" calcext:value-type="percentage">
            <text:p>5.82%</text:p>
          </table:table-cell>
          <table:table-cell office:value-type="string" calcext:value-type="string">
            <text:p>腾讯控股</text:p>
          </table:table-cell>
          <table:table-cell office:value-type="percentage" office:value="0.0582" calcext:value-type="percentage">
            <text:p>5.82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343.4" calcext:value-type="float">
            <text:p>343.400</text:p>
          </table:table-cell>
          <table:table-cell office:value-type="float" office:value="33.03" calcext:value-type="float">
            <text:p>33.03</text:p>
          </table:table-cell>
          <table:table-cell office:value-type="percentage" office:value="0.0573" calcext:value-type="percentage">
            <text:p>5.73%</text:p>
          </table:table-cell>
          <table:table-cell table:style-name="ce57" table:formula="of:=IF([.E16]&gt;0;[.F16]/[.E16]-1.0014;([.F16]-[.E16]))" office:value-type="percentage" office:value="0.0704521755415444" calcext:value-type="percentage">
            <text:p>7.05%</text:p>
          </table:table-cell>
          <table:table-cell table:style-name="ce9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00.475" calcext:value-type="float">
            <text:p>400.475</text:p>
          </table:table-cell>
          <table:table-cell table:style-name="ce137" table:formula="of:=IF([.F16]&lt;[.E16]*1.25; 0; [.J16]/1.25*0.92)" office:value-type="float" office:value="0" calcext:value-type="float">
            <text:p>0.000</text:p>
          </table:table-cell>
          <table:table-cell table:style-name="ce161"/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511" calcext:value-type="percentage">
            <text:p>5.11%</text:p>
          </table:table-cell>
          <table:table-cell office:value-type="string" calcext:value-type="string">
            <text:p>分众传媒</text:p>
          </table:table-cell>
          <table:table-cell office:value-type="percentage" office:value="0.0511" calcext:value-type="percentage">
            <text:p>5.11%</text:p>
          </table:table-cell>
          <table:table-cell office:value-type="float" office:value="5.808" calcext:value-type="float">
            <text:p>5.808</text:p>
          </table:table-cell>
          <table:table-cell office:value-type="float" office:value="5.5" calcext:value-type="float">
            <text:p>5.500</text:p>
          </table:table-cell>
          <table:table-cell office:value-type="float" office:value="24.81" calcext:value-type="float">
            <text:p>24.81</text:p>
          </table:table-cell>
          <table:table-cell office:value-type="percentage" office:value="0.0242" calcext:value-type="percentage">
            <text:p>2.42%</text:p>
          </table:table-cell>
          <table:table-cell table:style-name="ce46" table:formula="of:=IF([.E17]&gt;0;[.F17]/[.E17]-1.0014;([.F17]-[.E17]))" office:value-type="percentage" office:value="-0.0544303030303031" calcext:value-type="percentage">
            <text:p>-5.44%</text:p>
          </table:table-cell>
          <table:table-cell table:style-name="ce76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.26" calcext:value-type="float">
            <text:p>7.260</text:p>
          </table:table-cell>
          <table:table-cell table:style-name="ce107" table:formula="of:=IF([.F17]&lt;[.E17]*1.25; 0; [.J17]/1.25*0.92)" office:value-type="float" office:value="0" calcext:value-type="float">
            <text:p>0.000</text:p>
          </table:table-cell>
          <table:table-cell table:style-name="ce15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302" calcext:value-type="percentage">
            <text:p>3.02%</text:p>
          </table:table-cell>
          <table:table-cell office:value-type="string" calcext:value-type="string">
            <text:p>美的集团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4.21" calcext:value-type="float">
            <text:p>54.210</text:p>
          </table:table-cell>
          <table:table-cell office:value-type="float" office:value="16.76" calcext:value-type="float">
            <text:p>16.76</text:p>
          </table:table-cell>
          <table:table-cell office:value-type="percentage" office:value="0.0271" calcext:value-type="percentage">
            <text:p>2.71%</text:p>
          </table:table-cell>
          <table:table-cell table:style-name="ce60" table:formula="of:=IF([.E18]&gt;0;[.F18]/[.E18]-1.0014;([.F18]-[.E18]))" office:value-type="percentage" office:value="0.200382388933227" calcext:value-type="percentage">
            <text:p>20.04%</text:p>
          </table:table-cell>
          <table:table-cell table:style-name="ce8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6.385" calcext:value-type="float">
            <text:p>56.385</text:p>
          </table:table-cell>
          <table:table-cell table:style-name="ce120" table:formula="of:=IF([.F18]&lt;[.E18]*1.25; 0; [.J18]/1.25*0.92)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101" calcext:value-type="percentage">
            <text:p>1.01%</text:p>
          </table:table-cell>
          <table:table-cell office:value-type="string" calcext:value-type="string">
            <text:p>西宁特钢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5.772" calcext:value-type="float">
            <text:p>5.772</text:p>
          </table:table-cell>
          <table:table-cell office:value-type="float" office:value="3.54" calcext:value-type="float">
            <text:p>3.54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231" calcext:value-type="percentage">
            <text:p>2.31%</text:p>
          </table:table-cell>
          <table:table-cell table:style-name="ce63" table:formula="of:=IF([.E19]&gt;0;[.F19]/[.E19]-1.0014;([.F19]-[.E19]))" office:value-type="percentage" office:value="-0.388094386694387" calcext:value-type="percentage">
            <text:p>-38.81%</text:p>
          </table:table-cell>
          <table:table-cell table:style-name="ce100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15" calcext:value-type="float">
            <text:p>7.215</text:p>
          </table:table-cell>
          <table:table-cell table:style-name="ce122" table:formula="of:=IF([.F19]&lt;[.E19]*1.25; 0; [.J19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48" calcext:value-type="percentage">
            <text:p>0.48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48" calcext:value-type="percentage">
            <text:p>0.48%</text:p>
          </table:table-cell>
          <table:table-cell office:value-type="float" office:value="2.147" calcext:value-type="float">
            <text:p>2.147</text:p>
          </table:table-cell>
          <table:table-cell office:value-type="float" office:value="8.49" calcext:value-type="float">
            <text:p>8.49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65" table:formula="of:=IF([.E20]&gt;0;[.F20]/[.E20]-1.0014;([.F20]-[.E20]))" office:value-type="percentage" office:value="2.95295491383326" calcext:value-type="percentage">
            <text:p>295.30%</text:p>
          </table:table-cell>
          <table:table-cell table:style-name="ce10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0.2376937866211" calcext:value-type="float">
            <text:p>10.238</text:p>
          </table:table-cell>
          <table:table-cell table:style-name="ce124" table:formula="of:=IF([.F20]&lt;[.E20]*1.25; 0; [.J20]/1.25*0.92)" office:value-type="float" office:value="7.53494262695312" calcext:value-type="float">
            <text:p>7.535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03" calcext:value-type="float" table:number-columns-spanned="5" table:number-rows-spanned="1">
            <text:p>1.103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204" calcext:value-type="percentage" table:number-columns-spanned="5" table:number-rows-spanned="1">
            <text:p>2.04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717" calcext:value-type="percentage" table:number-columns-spanned="1" table:number-rows-spanned="3">
            <text:p>7.17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369" calcext:value-type="percentage">
            <text:p>3.69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1.84" calcext:value-type="float">
            <text:p>1.8400</text:p>
          </table:table-cell>
          <table:table-cell office:value-type="float" office:value="13.24" calcext:value-type="float">
            <text:p>13.24</text:p>
          </table:table-cell>
          <table:table-cell office:value-type="percentage" office:value="-0.0316" calcext:value-type="percentage">
            <text:p>-3.16%</text:p>
          </table:table-cell>
          <table:table-cell table:style-name="ce67" table:formula="of:=IF([.E24]&gt;0;[.F24]/[.E24]-1.0014;([.F24]-[.E24]))" office:value-type="percentage" office:value="-0.324581049069374" calcext:value-type="percentage">
            <text:p>-32.46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39825" calcext:value-type="float">
            <text:p>3.398</text:p>
          </table:table-cell>
          <table:table-cell table:style-name="ce125" table:formula="of:=IF([.F24]&lt;[.E24]*1.25; 0; [.J24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37" calcext:value-type="percentage">
            <text:p>1.37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31.03" calcext:value-type="float">
            <text:p>31.0300</text:p>
          </table:table-cell>
          <table:table-cell table:style-name="ce39" office:value-type="float" office:value="52.6" calcext:value-type="float">
            <text:p>52.60</text:p>
          </table:table-cell>
          <table:table-cell office:value-type="percentage" office:value="0.019" calcext:value-type="percentage">
            <text:p>1.90%</text:p>
          </table:table-cell>
          <table:table-cell table:style-name="ce68" table:formula="of:=IF([.E25]&gt;0;[.F25]/[.E25]-1.0014;([.F25]-[.E25]))" office:value-type="percentage" office:value="-0.227488040902856" calcext:value-type="percentage">
            <text:p>-22.75%</text:p>
          </table:table-cell>
          <table:table-cell table:style-name="ce10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50.11875" calcext:value-type="float">
            <text:p>50.119</text:p>
          </table:table-cell>
          <table:table-cell table:style-name="ce126" table:formula="of:=IF([.F25]&lt;[.E25]*1.25; 0; [.J25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11" calcext:value-type="percentage">
            <text:p>2.11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77.19" calcext:value-type="float">
            <text:p>177.1900</text:p>
          </table:table-cell>
          <table:table-cell office:value-type="float" office:value="32.68" calcext:value-type="float">
            <text:p>32.68</text:p>
          </table:table-cell>
          <table:table-cell office:value-type="percentage" office:value="0.0095" calcext:value-type="percentage">
            <text:p>0.95%</text:p>
          </table:table-cell>
          <table:table-cell table:style-name="ce67" table:formula="of:=IF([.E26]&gt;0;[.F26]/[.E26]-1.0014;([.F26]-[.E26]))" office:value-type="percentage" office:value="0.0120692633229824" calcext:value-type="percentage">
            <text:p>1.21%</text:p>
          </table:table-cell>
          <table:table-cell table:style-name="ce10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8.543875" calcext:value-type="float">
            <text:p>218.544</text:p>
          </table:table-cell>
          <table:table-cell table:style-name="ce127" table:formula="of:=IF([.F26]&lt;[.E26]*1.25; 0; [.J26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72" calcext:value-type="percentage">
            <text:p>2.72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72" calcext:value-type="percentage">
            <text:p>2.72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87.54" calcext:value-type="float">
            <text:p>187.5400</text:p>
          </table:table-cell>
          <table:table-cell office:value-type="float" office:value="31.35" calcext:value-type="float">
            <text:p>31.35</text:p>
          </table:table-cell>
          <table:table-cell office:value-type="percentage" office:value="0.0098" calcext:value-type="percentage">
            <text:p>0.98%</text:p>
          </table:table-cell>
          <table:table-cell table:style-name="ce67" table:formula="of:=IF([.E27]&gt;0;[.F27]/[.E27]-1.0014;([.F27]-[.E27]))" office:value-type="percentage" office:value="0.0712789461732974" calcext:value-type="percentage">
            <text:p>7.13%</text:p>
          </table:table-cell>
          <table:table-cell table:style-name="ce10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8.541625" calcext:value-type="float">
            <text:p>218.542</text:p>
          </table:table-cell>
          <table:table-cell table:style-name="ce134" table:formula="of:=IF([.F27]&lt;[.E27]*1.25; 0; [.J27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86" calcext:value-type="percentage">
            <text:p>1.86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3.67" calcext:value-type="float">
            <text:p>3.67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1021" calcext:value-type="percentage">
            <text:p>10.21%</text:p>
          </table:table-cell>
          <table:table-cell table:style-name="ce70" table:formula="of:=IF([.E28]&gt;0;[.F28]/[.E28]-1.0014;([.F28]-[.E28]))" office:value-type="percentage" office:value="-0.277248460931334" calcext:value-type="percentage">
            <text:p>-27.72%</text:p>
          </table:table-cell>
          <table:table-cell table:style-name="ce105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335" calcext:value-type="float">
            <text:p>6.335</text:p>
          </table:table-cell>
          <table:table-cell table:style-name="ce143" table:formula="of:=IF([.F28]&lt;[.E28]*1.25; 0; [.J2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188" calcext:value-type="percentage">
            <text:p>1.88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8.49" calcext:value-type="float">
            <text:p>28.4900</text:p>
          </table:table-cell>
          <table:table-cell office:value-type="float" office:value="10.72" calcext:value-type="float">
            <text:p>10.72</text:p>
          </table:table-cell>
          <table:table-cell office:value-type="percentage" office:value="0.0484" calcext:value-type="percentage">
            <text:p>4.84%</text:p>
          </table:table-cell>
          <table:table-cell table:style-name="ce77" table:formula="of:=IF([.E29]&gt;0;[.F29]/[.E29]-1.0014;([.F29]-[.E29]))" office:value-type="percentage" office:value="0.0382558078771533" calcext:value-type="percentage">
            <text:p>3.83%</text:p>
          </table:table-cell>
          <table:table-cell table:style-name="ce109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4.254125" calcext:value-type="float">
            <text:p>34.254</text:p>
          </table:table-cell>
          <table:table-cell table:style-name="ce146" table:formula="of:=IF([.F29]&lt;[.E29]*1.25; 0; [.J29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63" calcext:value-type="percentage">
            <text:p>0.63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13" calcext:value-type="float">
            <text:p>1.1300</text:p>
          </table:table-cell>
          <table:table-cell office:value-type="float" office:value="3.02" calcext:value-type="float">
            <text:p>3.02</text:p>
          </table:table-cell>
          <table:table-cell office:value-type="percentage" office:value="0.0273" calcext:value-type="percentage">
            <text:p>2.73%</text:p>
          </table:table-cell>
          <table:table-cell table:style-name="ce72" table:formula="of:=IF([.E30]&gt;0;[.F30]/[.E30]-1.0014;([.F30]-[.E30]))" office:value-type="percentage" office:value="-0.33805981802172" calcext:value-type="percentage">
            <text:p>-33.81%</text:p>
          </table:table-cell>
          <table:table-cell table:style-name="ce110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.129375" calcext:value-type="float">
            <text:p>2.129</text:p>
          </table:table-cell>
          <table:table-cell table:style-name="ce151" table:formula="of:=IF([.F30]&lt;[.E30]*1.25; 0; [.J3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3]" office:value-type="float" office:value="232239.294196" calcext:value-type="float">
            <text:p>232239.29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8:Sheet1.I9 Sheet1.I11:Sheet1.I11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4:Sheet1.I24 Sheet1.I26:Sheet1.I27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8:Sheet1.J9 Sheet1.J11:Sheet1.J11">
            <calcext:condition calcext:apply-style-name="Good" calcext:value="&gt;[.E8]*1.25" calcext:base-cell-address="Sheet1.J8"/>
          </calcext:conditional-format>
          <calcext:conditional-format calcext:target-range-address="Sheet1.J24:Sheet1.J24 Sheet1.J26:Sheet1.J27">
            <calcext:condition calcext:apply-style-name="Good" calcext:value="&gt;[.E24]*1.25" calcext:base-cell-address="Sheet1.J24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4:Sheet1.I14 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 Sheet1.J12:Sheet1.J12">
            <calcext:condition calcext:apply-style-name="Good" calcext:value="&gt;[.E12]*1.25" calcext:base-cell-address="Sheet1.J12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15:Sheet1.L16">
            <calcext:condition calcext:apply-style-name="Bad" calcext:value="&gt;0" calcext:base-cell-address="Sheet1.L15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/00/0000</text:date>, <text:time style:data-style-name="N2" text:time-value="20:15:56.938100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9-07T20:52:25.905835133</dc:date>
    <meta:editing-duration>P2DT1H21M45S</meta:editing-duration>
    <meta:editing-cycles>320</meta:editing-cycles>
    <meta:generator>LibreOffice/6.0.7.3$Linux_X86_64 LibreOffice_project/00m0$Build-3</meta:generator>
    <meta:document-statistic meta:table-count="1" meta:cell-count="332" meta:object-count="0"/>
  </office:meta>
</office:document-meta>
</file>